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6pt" style:font-size-asian="14pt" style:font-size-complex="16pt"/>
    </style:style>
    <style:style style:name="P2" style:family="paragraph" style:parent-style-name="Standard">
      <style:paragraph-properties fo:text-align="center" style:justify-single-word="false"/>
      <style:text-properties style:font-name="Liberation Serif" fo:font-size="16pt" style:text-underline-style="none" style:font-size-asian="14pt" style:font-size-complex="16pt"/>
    </style:style>
    <style:style style:name="P3" style:family="paragraph" style:parent-style-name="Standard">
      <style:paragraph-properties fo:text-align="center" style:justify-single-word="false"/>
      <style:text-properties style:font-name="Liberation Serif" fo:font-size="16pt" fo:font-style="italic" style:text-underline-style="none" fo:font-weight="normal" officeooo:rsid="00136b29" officeooo:paragraph-rsid="00136b29" style:font-size-asian="14pt" style:font-style-asian="italic" style:font-weight-asian="normal" style:font-size-complex="16pt" style:font-style-complex="italic" style:font-weight-complex="normal"/>
    </style:style>
    <style:style style:name="P4" style:family="paragraph" style:parent-style-name="Standard">
      <style:paragraph-properties fo:text-align="center" style:justify-single-word="false"/>
      <style:text-properties style:font-name="Liberation Serif" fo:font-size="18pt" fo:font-style="italic" style:text-underline-style="none" fo:font-weight="normal" officeooo:rsid="00136b29" officeooo:paragraph-rsid="00136b29" style:font-size-asian="18pt" style:font-style-asian="italic" style:font-weight-asian="normal" style:font-size-complex="18pt" style:font-style-complex="italic" style:font-weight-complex="normal"/>
    </style:style>
    <style:style style:name="P5" style:family="paragraph" style:parent-style-name="Standard">
      <style:paragraph-properties fo:text-align="center" style:justify-single-word="false"/>
      <style:text-properties style:font-name="Liberation Serif" fo:font-size="20pt" style:text-underline-style="none" style:font-size-asian="20pt" style:font-size-complex="20pt"/>
    </style:style>
    <style:style style:name="P6" style:family="paragraph" style:parent-style-name="Standard">
      <style:paragraph-properties fo:text-align="center" style:justify-single-word="false"/>
      <style:text-properties style:font-name="Liberation Serif" fo:font-size="20pt" fo:font-style="italic" style:text-underline-style="none" fo:font-weight="normal" officeooo:rsid="00136b29" officeooo:paragraph-rsid="00136b29"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style:font-name="Liberation Serif" fo:font-size="12pt" fo:font-style="italic" style:text-underline-style="none" fo:font-weight="normal" officeooo:rsid="00136b29" officeooo:paragraph-rsid="00136b29"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end" style:justify-single-word="false"/>
      <style:text-properties style:font-name="Liberation Serif" fo:font-size="12pt" fo:font-style="italic" style:text-underline-style="none" fo:font-weight="normal" officeooo:rsid="00136b29" officeooo:paragraph-rsid="00136b29" style:font-size-asian="10.5pt" style:font-style-asian="italic" style:font-weight-asian="normal" style:font-size-complex="12pt" style:font-style-complex="italic" style:font-weight-complex="normal"/>
    </style:style>
    <style:style style:name="P9" style:family="paragraph" style:parent-style-name="Standard">
      <style:paragraph-properties fo:margin-left="0.9846in" fo:margin-right="0in" fo:text-align="end" style:justify-single-word="false" fo:text-indent="0in" style:auto-text-indent="false"/>
      <style:text-properties style:font-name="Liberation Serif" fo:font-size="12pt" fo:font-style="italic" style:text-underline-style="none" fo:font-weight="normal" officeooo:rsid="00136b29" officeooo:paragraph-rsid="00136b29" style:font-size-asian="10.5pt" style:font-style-asian="italic" style:font-weight-asian="normal" style:font-size-complex="12pt" style:font-style-complex="italic" style:font-weight-complex="normal"/>
    </style:style>
    <style:style style:name="P10" style:family="paragraph" style:parent-style-name="Standard">
      <style:paragraph-properties fo:margin-left="0.9846in" fo:margin-right="0in" fo:margin-top="0in" fo:margin-bottom="0in" loext:contextual-spacing="false" fo:text-align="end" style:justify-single-word="false" fo:text-indent="0in" style:auto-text-indent="false"/>
      <style:text-properties style:font-name="Liberation Serif" fo:font-size="12pt" fo:font-style="italic" style:text-underline-style="none" fo:font-weight="normal" officeooo:rsid="00136b29" officeooo:paragraph-rsid="00136b29" style:font-size-asian="10.5pt" style:font-style-asian="italic" style:font-weight-asian="normal" style:font-size-complex="12pt" style:font-style-complex="italic" style:font-weight-complex="normal"/>
    </style:style>
    <style:style style:name="P11"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Liberation Serif" fo:font-size="12pt" fo:font-style="italic" style:text-underline-style="none" fo:font-weight="normal" officeooo:rsid="00136b29" officeooo:paragraph-rsid="00136b29" style:font-size-asian="10.5pt" style:font-style-asian="italic" style:font-weight-asian="normal" style:font-size-complex="12pt" style:font-style-complex="italic" style:font-weight-complex="normal"/>
    </style:style>
    <style:style style:name="P12"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Liberation Serif" fo:font-size="12pt" fo:font-style="italic" style:text-underline-style="none" fo:font-weight="normal" officeooo:rsid="00138290" officeooo:paragraph-rsid="00138290" style:font-size-asian="10.5pt" style:font-style-asian="italic" style:font-weight-asian="normal" style:font-size-complex="12pt" style:font-style-complex="italic" style:font-weight-complex="normal"/>
    </style:style>
    <style:style style:name="P13"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Liberation Serif" fo:font-size="12pt" fo:font-style="italic" style:text-underline-style="none" fo:font-weight="normal" officeooo:rsid="0013f3f6" officeooo:paragraph-rsid="0013f3f6" style:font-size-asian="10.5pt" style:font-style-asian="italic" style:font-weight-asian="normal" style:font-size-complex="12pt" style:font-style-complex="italic" style:font-weight-complex="normal"/>
    </style:style>
    <style:style style:name="P14"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Liberation Serif" fo:font-size="12pt" fo:font-style="italic" style:text-underline-style="none" fo:font-weight="normal" officeooo:rsid="001408bd" officeooo:paragraph-rsid="001408bd" style:font-size-asian="10.5pt" style:font-style-asian="italic" style:font-weight-asian="normal" style:font-size-complex="12pt" style:font-style-complex="italic" style:font-weight-complex="normal"/>
    </style:style>
    <style:style style:name="P15"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Liberation Serif" fo:font-size="12pt" fo:font-style="italic" style:text-underline-style="none" fo:font-weight="normal" officeooo:rsid="001408bd" officeooo:paragraph-rsid="0015fa25" style:font-size-asian="10.5pt" style:font-style-asian="italic" style:font-weight-asian="normal" style:font-size-complex="12pt" style:font-style-complex="italic" style:font-weight-complex="normal"/>
    </style:style>
    <style:style style:name="P16"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Liberation Serif" fo:font-size="12pt" fo:font-style="italic" style:text-underline-style="none" fo:font-weight="normal" officeooo:rsid="00165a6b" officeooo:paragraph-rsid="0015fa25" style:font-size-asian="10.5pt" style:font-style-asian="italic" style:font-weight-asian="normal" style:font-size-complex="12pt" style:font-style-complex="italic" style:font-weight-complex="normal"/>
    </style:style>
    <style:style style:name="P17"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Liberation Serif" fo:font-size="12pt" fo:font-style="italic" style:text-underline-style="none" fo:font-weight="normal" officeooo:rsid="00165a6b" officeooo:paragraph-rsid="00165a6b" style:font-size-asian="10.5pt" style:font-style-asian="italic" style:font-weight-asian="normal" style:font-size-complex="12pt" style:font-style-complex="italic" style:font-weight-complex="normal"/>
    </style:style>
    <style:style style:name="P18"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Liberation Serif" fo:font-size="12pt" fo:font-style="italic" style:text-underline-style="none" fo:font-weight="normal" officeooo:rsid="0016d01a" officeooo:paragraph-rsid="0016d01a" style:font-size-asian="10.5pt" style:font-style-asian="italic" style:font-weight-asian="normal" style:font-size-complex="12pt" style:font-style-complex="italic" style:font-weight-complex="normal"/>
    </style:style>
    <style:style style:name="P19"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Liberation Serif" fo:font-size="12pt" fo:font-style="italic" style:text-underline-style="none" fo:font-weight="normal" officeooo:rsid="0016d01a" officeooo:paragraph-rsid="0018ca5a" style:font-size-asian="10.5pt" style:font-style-asian="italic" style:font-weight-asian="normal" style:font-size-complex="12pt" style:font-style-complex="italic" style:font-weight-complex="normal"/>
    </style:style>
    <style:style style:name="P20"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Liberation Serif" fo:font-size="20pt" fo:font-style="italic" style:text-underline-style="none" fo:font-weight="normal" officeooo:rsid="0018ca5a" officeooo:paragraph-rsid="0018ca5a" style:font-size-asian="20pt" style:font-style-asian="italic" style:font-weight-asian="normal" style:font-size-complex="20pt" style:font-style-complex="italic" style:font-weight-complex="normal"/>
    </style:style>
    <style:style style:name="P21"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Liberation Serif" fo:font-size="14pt" fo:font-style="italic" style:text-underline-style="none" fo:font-weight="normal" officeooo:rsid="0016d01a" officeooo:paragraph-rsid="0016d01a" style:font-size-asian="14pt" style:font-style-asian="italic" style:font-weight-asian="normal" style:font-size-complex="14pt" style:font-style-complex="italic" style:font-weight-complex="normal"/>
    </style:style>
    <style:style style:name="P22"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Liberation Serif" fo:font-size="14pt" fo:font-style="italic" style:text-underline-style="none" fo:font-weight="normal" officeooo:rsid="0016d01a" officeooo:paragraph-rsid="0018ca5a" style:font-size-asian="14pt" style:font-style-asian="italic" style:font-weight-asian="normal" style:font-size-complex="14pt" style:font-style-complex="italic" style:font-weight-complex="normal"/>
    </style:style>
    <style:style style:name="P23"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Liberation Serif" fo:font-size="14pt" fo:font-style="italic" style:text-underline-style="none" fo:font-weight="normal" officeooo:rsid="00165a6b" officeooo:paragraph-rsid="00165a6b" style:font-size-asian="14pt" style:font-style-asian="italic" style:font-weight-asian="normal" style:font-size-complex="14pt" style:font-style-complex="italic" style:font-weight-complex="normal"/>
    </style:style>
    <style:style style:name="P24"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Liberation Serif" fo:font-size="14pt" fo:font-style="italic" style:text-underline-style="none" fo:font-weight="normal" officeooo:rsid="001408bd" officeooo:paragraph-rsid="001408bd" style:font-size-asian="14pt" style:font-style-asian="italic" style:font-weight-asian="normal" style:font-size-complex="14pt" style:font-style-complex="italic" style:font-weight-complex="normal"/>
    </style:style>
    <style:style style:name="P25"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Liberation Serif" fo:font-size="14pt" fo:font-style="italic" style:text-underline-style="none" fo:font-weight="normal" officeooo:rsid="00138290" officeooo:paragraph-rsid="00138290" style:font-size-asian="14pt" style:font-style-asian="italic" style:font-weight-asian="normal" style:font-size-complex="14pt" style:font-style-complex="italic" style:font-weight-complex="normal"/>
    </style:style>
    <style:style style:name="P26"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Liberation Serif" fo:font-size="14pt" fo:font-style="italic" style:text-underline-style="none" fo:font-weight="normal" officeooo:rsid="00136b29" officeooo:paragraph-rsid="00136b29" style:font-size-asian="14pt" style:font-style-asian="italic" style:font-weight-asian="normal" style:font-size-complex="14pt" style:font-style-complex="italic" style:font-weight-complex="normal"/>
    </style:style>
    <style:style style:name="P27"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Liberation Serif" fo:font-size="18pt" fo:font-style="italic" style:text-underline-style="none" fo:font-weight="normal" officeooo:rsid="0018ca5a" officeooo:paragraph-rsid="0018ca5a" style:font-size-asian="18pt" style:font-style-asian="italic" style:font-weight-asian="normal" style:font-size-complex="18pt" style:font-style-complex="italic" style:font-weight-complex="normal"/>
    </style:style>
    <style:style style:name="P28"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Liberation Serif" fo:font-size="18pt" fo:font-style="italic" style:text-underline-style="none" fo:font-weight="normal" officeooo:rsid="0018ca5a" officeooo:paragraph-rsid="001a0c1b" style:font-size-asian="18pt" style:font-style-asian="italic" style:font-weight-asian="normal" style:font-size-complex="18pt" style:font-style-complex="italic" style:font-weight-complex="normal"/>
    </style:style>
    <style:style style:name="P29"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Liberation Serif" fo:font-size="18pt" fo:font-style="italic" style:text-underline-style="none" fo:font-weight="normal" officeooo:rsid="00136b29" officeooo:paragraph-rsid="00136b29" style:font-size-asian="18pt" style:font-style-asian="italic" style:font-weight-asian="normal" style:font-size-complex="18pt" style:font-style-complex="italic" style:font-weight-complex="normal"/>
    </style:style>
    <style:style style:name="P30"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Liberation Serif" fo:font-size="22pt" fo:font-style="italic" style:text-underline-style="none" fo:font-weight="normal" officeooo:rsid="0018ca5a" officeooo:paragraph-rsid="0018ca5a" style:font-size-asian="22pt" style:font-style-asian="italic" style:font-weight-asian="normal" style:font-size-complex="22pt" style:font-style-complex="italic" style:font-weight-complex="normal"/>
    </style:style>
    <style:style style:name="T1" style:family="text">
      <style:text-properties style:font-size-asian="19.25pt"/>
    </style:style>
    <style:style style:name="T2" style:family="text">
      <style:text-properties officeooo:rsid="00138290"/>
    </style:style>
    <style:style style:name="T3" style:family="text">
      <style:text-properties officeooo:rsid="0013f3f6"/>
    </style:style>
    <style:style style:name="T4" style:family="text">
      <style:text-properties officeooo:rsid="001408bd"/>
    </style:style>
    <style:style style:name="T5" style:family="text">
      <style:text-properties officeooo:rsid="0015fa25"/>
    </style:style>
    <style:style style:name="T6" style:family="text">
      <style:text-properties officeooo:rsid="00165a6b"/>
    </style:style>
    <style:style style:name="T7" style:family="text">
      <style:text-properties officeooo:rsid="0016d01a"/>
    </style:style>
    <style:style style:name="T8" style:family="text">
      <style:text-properties officeooo:rsid="0016e9b7"/>
    </style:style>
    <style:style style:name="T9" style:family="text">
      <style:text-properties officeooo:rsid="0018ca5a"/>
    </style:style>
    <style:style style:name="T10" style:family="text">
      <style:text-properties officeooo:rsid="001a0c1b"/>
    </style:style>
    <style:style style:name="T11" style:family="text">
      <style:text-properties officeooo:rsid="001aba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
      <text:p text:style-name="P5"/>
      <text:p text:style-name="P6">Proyecto de metodología de la Investigación <text:span text:style-name="T10">científica</text:span></text:p>
      <text:p text:style-name="P3"/>
      <text:p text:style-name="P3"/>
      <text:p text:style-name="P3"/>
      <text:p text:style-name="P3"/>
      <text:p text:style-name="P4">Batalla naval en red</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9"/>
      <text:p text:style-name="P9">integrantes:</text:p>
      <text:p text:style-name="P9"/>
      <text:p text:style-name="P9">S<text:span text:style-name="T3">crum master</text:span>: Ali, Marcos</text:p>
      <text:p text:style-name="P9"/>
      <text:p text:style-name="P9"><text:span text:style-name="T3">Product</text:span> owner: Zúñiga, agustín</text:p>
      <text:p text:style-name="P9"/>
      <text:p text:style-name="P10"><text:tab/><text:tab/><text:tab/><text:tab/> <text:s text:c="7"/>Develop<text:span text:style-name="T6">meant</text:span> team: Maluf, Román<text:tab/></text:p>
      <text:p text:style-name="P10"/>
      <text:p text:style-name="P10"/>
      <text:p text:style-name="P10"/>
      <text:p text:style-name="P10"><text:soft-page-break/></text:p>
      <text:p text:style-name="P10"/>
      <text:p text:style-name="P11"/>
      <text:p text:style-name="P30">Índice <text:span text:style-name="T10">de contenidos</text:span></text:p>
      <text:p text:style-name="P20"/>
      <text:p text:style-name="P27"/>
      <text:p text:style-name="P27">1<text:span text:style-name="T10">)</text:span> <text:span text:style-name="T10">Resumen – pág 3.</text:span></text:p>
      <text:p text:style-name="P29"/>
      <text:p text:style-name="P29"/>
      <text:p text:style-name="P28"><text:span text:style-name="T10">2)</text:span> <text:span text:style-name="T10">Introducción – pág 3.</text:span></text:p>
      <text:p text:style-name="P29"/>
      <text:p text:style-name="P29"/>
      <text:p text:style-name="P28"><text:span text:style-name="T10">3)</text:span> <text:span text:style-name="T10">Método – pág 3.</text:span></text:p>
      <text:p text:style-name="P28"><text:tab/></text:p>
      <text:p text:style-name="P28"><text:span text:style-name="T10"><text:tab/>3.1 – Sprint planning</text:span></text:p>
      <text:p text:style-name="P28"><text:span text:style-name="T10"><text:tab/>3.2 – Daily sprint meeting</text:span></text:p>
      <text:p text:style-name="P29"/>
      <text:p text:style-name="P29"/>
      <text:p text:style-name="P28"><text:span text:style-name="T10">4)</text:span> <text:span text:style-name="T10">Resultados</text:span> <text:span text:style-name="T10"><text:s/>– pág 3.</text:span></text:p>
      <text:p text:style-name="P29"/>
      <text:p text:style-name="P29"/>
      <text:p text:style-name="P28"><text:span text:style-name="T10">5)</text:span> <text:span text:style-name="T10">Conclusiones</text:span> <text:span text:style-name="T10"><text:s/>– pág 4.</text:span></text:p>
      <text:p text:style-name="P29"/>
      <text:p text:style-name="P29"/>
      <text:p text:style-name="P28"><text:span text:style-name="T10">6)</text:span> <text:span text:style-name="T10">Apéndice</text:span> <text:span text:style-name="T10"><text:s/>– pág 4.</text:span></text:p>
      <text:p text:style-name="P29"/>
      <text:p text:style-name="P29"/>
      <text:p text:style-name="P28"><text:span text:style-name="T10">7)</text:span> <text:span text:style-name="T10">Bibliografía</text:span> <text:span text:style-name="T10"><text:s/>– pág 5.</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26"><text:span text:style-name="T9">1 - </text:span>resumen</text:p>
      <text:p text:style-name="P11"><text:tab/></text:p>
      <text:p text:style-name="P11"><text:tab/>El proyecto consiste en la realización de un juego de estrategia conocido como batalla naval, realizado en la plataforma de linux, en el lenguaje de programación c++ o java, <text:span text:style-name="T2">con la posibilidad de jugar con un mínimo de tres (3) jugadores en un sistema de red. Su planteamiento, planeamiento, y tareas viene integrado por el marco de desarrollo SCRUM.</text:span></text:p>
      <text:p text:style-name="P11"/>
      <text:p text:style-name="P25"><text:span text:style-name="T9">2 -</text:span>Introducción</text:p>
      <text:p text:style-name="P12"/>
      <text:p text:style-name="P13"><text:tab/>El conocido juego de batalla naval tiene las características propias de ser de tipo bipersonal, <text:s/>secuencial, no cooperativo, y de información imperfecta (casi azaroso, pero con posibilidades probabilísticas); sin embargo, <text:s/>se ha hecho una modificicación para nuestro proyecto a una de sus bases. Ya no se trata de un juego bipersonal, sino, como míninmo, de un juego tripersonal, manteniendo la misma estructura de turnos planteada en el método clásico de juego. Además, se ha <text:s/>integrado la posibilidad de ju<text:span text:style-name="T4">gar </text:span>en red entre los integrantes.</text:p>
      <text:p text:style-name="P13"/>
      <text:p text:style-name="P14"><text:tab/>La realización será mediante el proceso metodológico de trabajo SCRUM, con sus respectivos integrantes, sesiones de trabajo fijadas en días y horarios, historial de objetivos, tareas a realizar y actulización de requisitos a lo largo del proyecto.</text:p>
      <text:p text:style-name="P14"/>
      <text:p text:style-name="P14"/>
      <text:p text:style-name="P24"><text:span text:style-name="T9">3 - </text:span>Método</text:p>
      <text:p text:style-name="P14"/>
      <text:p text:style-name="P15"><text:tab/>El desarrollo de base SCRUM es planteado de la siguiente manera: <text:span text:style-name="T5">durante una primera sesión (que podrá determinarse como primer sprint planning) se gestará el </text:span>product backlog <text:s/>con los objetivos deseados del produ<text:span text:style-name="T5">cto en sí; además, se incrustará en el mismo los días y tiempo de reunión para los siguientes sprint planning; <text:s/>se acordará un daily spring meeting para evaluar poco a poco la situación; y, finalmente, se introducirá una definición de producto terminado.</text:span></text:p>
      <text:p text:style-name="P15"/>
      <text:p text:style-name="P15"><text:span text:style-name="T9">3.1 <text:tab/>Sprint planning: se cumplirán reuniones semanales los días domingos, cuya duración será de 60 (sesenta) minutos (aproximados) donde se introducirán, primeramente, un apartado con los resultado de las tareas esperadas, un refinamiento de dichas tareas para poder realizar, y un sprint backlog nuevo con las respectivas tareas que se consideren pertinentes, incluyendo la integración de capacitaciones para el conocimiento de las herramientas necesarias.</text:span></text:p>
      <text:p text:style-name="P16"/>
      <text:p text:style-name="P17"><text:span text:style-name="T9">3.2</text:span><text:tab/>Daily sprint meeting: se esperarán reuniones diarias de no más de 15 (quince) minutos, sin una hora determinada, donde se hablará<text:span text:style-name="T11">n</text:span> temas puntuales sobre aco<text:span text:style-name="T11">n</text:span>tecimientos inesperados del desarrollo del producto, ya sea en el código, como en la posibilidad de tiempos de trabajos. Se espera que estas reuniones tenga<text:span text:style-name="T11">n</text:span> más alcance ent<text:span text:style-name="T11">r</text:span>e e<text:span text:style-name="T11">l</text:span> product owner y el development team.</text:p>
      <text:p text:style-name="P17"/>
      <text:p text:style-name="P17"/>
      <text:p text:style-name="P17"/>
      <text:p text:style-name="P23"><text:span text:style-name="T9">4 - </text:span>Resultados</text:p>
      <text:p text:style-name="P17"/>
      <text:p text:style-name="P17"><text:tab/>hacia el día de la fecha 10 de mayo del 2017 se han obtenido resultados parciales que incluyen: conocimiento histórico y estratégico del juego a realizar, <text:span text:style-name="T7">conocimientos básicos de teoría de juegos, conocimientos principales del desarrollo en c++, code::blocks, y principios de funcionamiento a nivel usuario de linux (enfocado en Ubuntu).</text:span></text:p>
      <text:p text:style-name="P17"/>
      <text:p text:style-name="P18"><text:soft-page-break/>Para más resultados se espera a la finalización del proyecto.</text:p>
      <text:p text:style-name="P18"/>
      <text:p text:style-name="P18"/>
      <text:p text:style-name="P21"><text:span text:style-name="T9">5 - </text:span>Conclusiones</text:p>
      <text:p text:style-name="P18"/>
      <text:p text:style-name="P18"><text:tab/>Ante la, todavía, realización del proyecto en etapa de trabajo, no es posible realizar una conclusión sobre el mismo. Debe esperarse la fina<text:span text:style-name="T11">l</text:span>ización para la entrega de los detalles.</text:p>
      <text:p text:style-name="P18"/>
      <text:p text:style-name="P18"/>
      <text:p text:style-name="P18"/>
      <text:p text:style-name="P22"><text:span text:style-name="T9">6 - </text:span>Apéndice</text:p>
      <text:p text:style-name="P19"/>
      <text:p text:style-name="P19">Para información detallada del trabajo, recurrir a los informes de desarrollo con contenidos del product backlog y sprint backlos, texto sobre “Teoría de juego aplicada a los juegos de estrategia”, <text:span text:style-name="T8">texto de información README, y carpeta con contenidos de desarrollo del juego en cuestión, en el directorio específico del equipo de trabajo en el servidor de Github.</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21"><text:span text:style-name="T9">7 - </text:span>Bibliografía</text:p>
      <text:p text:style-name="P18"/>
      <text:p text:style-name="P19">- <text:span text:style-name="T8">Delgado, Juan Benavides. Lenguaje Publicitario. Hacia un estudio del lenguaje de los medios.</text:span></text:p>
      <text:p text:style-name="P19"><text:span text:style-name="T8"><text:s/>Madrid, 1997.</text:span></text:p>
      <text:p text:style-name="P18"/>
      <text:p text:style-name="P19">- <text:span text:style-name="T9">Hernández Orallo, Enrique. Hernández Orallo, José. Lizandea, María Carmen. C++ Estándar. Thompson Learning - <text:s/>Madrid, 2002</text:span></text:p>
      <text:p text:style-name="P19"/>
      <text:p text:style-name="P19"><text:span text:style-name="T9">- Hargraves-Heap, Shaun. Varoufakis, Yanis. Game Theory: a critical introduction. Routledge – Ney york, 2004 </text:span></text:p>
      <text:p text:style-name="P19"/>
      <text:p text:style-name="P19">- <text:span text:style-name="T8">Piñuel, José Luis. Ensayo general sobre la comunicación. Paidós - <text:s/>Barcelona, 2006.</text:span></text:p>
      <text:p text:style-name="P18"/>
      <text:p text:style-name="P18">- <text:span text:style-name="T8">Von Neumann, Jhon. Morgenstern, Oskar. Theory of game and economic behavior. Princeton University Press, 1994.</text:span></text:p>
      <text:p text:style-name="P18"/>
      <text:p text:style-name="P18"/>
      <text:p text:style-name="P18"/>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10:04:48.825372306</meta:creation-date>
    <dc:date>2017-05-10T11:58:17.333733607</dc:date>
    <meta:editing-duration>PT5M28S</meta:editing-duration>
    <meta:editing-cycles>1</meta:editing-cycles>
    <meta:document-statistic meta:table-count="0" meta:image-count="0" meta:object-count="0" meta:page-count="5" meta:paragraph-count="41" meta:word-count="683" meta:character-count="4430" meta:non-whitespace-character-count="3739"/>
    <meta:generator>LibreOffice/5.1.4.2$Linux_X86_64 LibreOffice_project/10m0$Build-2</meta:generator>
  </office:meta>
</office:document-meta>
</file>